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9, 2021 (10:51:1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9T14:51:23Z</meta:creation-date>
    <dc:date>2021-09-29T14:51:23Z</dc:date>
    <meta:user-defined meta:name="date" meta:value-type="string">September  29, 2021 (10:51:1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